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15pt" fo:language="pl" fo:country="PL" fo:font-style="italic" officeooo:rsid="000046ce" officeooo:paragraph-rsid="000046ce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20pt" fo:language="pl" fo:country="PL" fo:font-weight="bold" officeooo:rsid="000046ce" officeooo:paragraph-rsid="000046ce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26pt" fo:language="pl" fo:country="PL" fo:font-weight="bold" officeooo:rsid="000046ce" officeooo:paragraph-rsid="000046ce" style:font-size-asian="26pt" style:font-weight-asian="bold" style:font-size-complex="26pt" style:font-weight-complex="bold"/>
    </style:style>
    <style:style style:name="P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13pt" fo:language="pl" fo:country="PL" officeooo:rsid="000046ce" officeooo:paragraph-rsid="000046ce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language="pl" fo:country="PL" officeooo:rsid="000046ce" officeooo:paragraph-rsid="000046ce"/>
    </style:style>
    <style:style style:name="P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2eb239" officeooo:paragraph-rsid="002eb23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31210c" officeooo:paragraph-rsid="0031210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normal" officeooo:rsid="0031210c" officeooo:paragraph-rsid="00368dc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bold" officeooo:rsid="002eb239" officeooo:paragraph-rsid="002eb239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bold" officeooo:rsid="002fce6e" officeooo:paragraph-rsid="002fce6e" style:font-size-asian="12.25pt" style:font-weight-asian="bold" style:font-size-complex="14pt" style:font-weight-complex="bold"/>
    </style:style>
    <style:style style:name="P11" style:family="paragraph" style:parent-style-name="Standard" style:list-style-name="L5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bold" officeooo:rsid="002fce6e" officeooo:paragraph-rsid="002fce6e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bold" officeooo:rsid="002fce6e" officeooo:paragraph-rsid="003091d5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bold" officeooo:rsid="003091d5" officeooo:paragraph-rsid="003091d5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bold" officeooo:rsid="0031210c" officeooo:paragraph-rsid="0031210c" style:font-size-asian="12.25pt" style:font-weight-asian="bold" style:font-size-complex="14pt" style:font-weight-complex="bold"/>
    </style:style>
    <style:style style:name="P15" style:family="paragraph" style:parent-style-name="Standard" style:list-style-name="L6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bold" officeooo:rsid="0031210c" officeooo:paragraph-rsid="0031210c" style:font-size-asian="12.25pt" style:font-weight-asian="bold" style:font-size-complex="14pt" style:font-weight-complex="bold"/>
    </style:style>
    <style:style style:name="P16" style:family="paragraph" style:parent-style-name="Standard" style:list-style-name="L6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bold" officeooo:rsid="0031210c" officeooo:paragraph-rsid="00368dc0" style:font-size-asian="12.25pt" style:font-weight-asian="bold" style:font-size-complex="14pt" style:font-weight-complex="bold"/>
    </style:style>
    <style:style style:name="P17" style:family="paragraph" style:parent-style-name="Standard" style:list-style-name="L6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bold" officeooo:rsid="00368dc0" officeooo:paragraph-rsid="00368dc0" style:font-size-asian="12.25pt" style:font-weight-asian="bold" style:font-size-complex="14pt" style:font-weight-complex="bold"/>
    </style:style>
    <style:style style:name="P18" style:family="paragraph" style:parent-style-name="Standard" style:list-style-name="L6">
      <style:paragraph-properties fo:margin-top="0in" fo:margin-bottom="0in" loext:contextual-spacing="false" fo:line-height="115%" fo:text-align="start" style:justify-single-word="false"/>
      <style:text-properties fo:font-size="14pt" fo:language="pl" fo:country="PL" fo:font-weight="bold" officeooo:rsid="003555c8" officeooo:paragraph-rsid="00368dc0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officeooo:paragraph-rsid="0031210c"/>
    </style:style>
    <style:style style:name="P2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font-weight="bold" officeooo:rsid="003472e2" officeooo:paragraph-rsid="003472e2" style:font-weight-asian="bold" style:font-weight-complex="bold"/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font-weight="bold" officeooo:rsid="003555c8" officeooo:paragraph-rsid="003555c8" style:font-weight-asian="bold" style:font-weight-complex="bold"/>
    </style:style>
    <style:style style:name="P2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font-weight="bold" officeooo:rsid="003555c8" officeooo:paragraph-rsid="00368dc0" style:font-weight-asian="bold" style:font-weight-complex="bold"/>
    </style:style>
    <style:style style:name="P2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font-weight="bold" officeooo:rsid="00368dc0" officeooo:paragraph-rsid="00368dc0" style:font-weight-asian="bold" style:font-weight-complex="bold"/>
    </style:style>
    <style:style style:name="P2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fo:font-weight="normal" officeooo:rsid="00370555" officeooo:paragraph-rsid="00370555" style:font-size-asian="12.25pt" style:font-weight-asian="normal" style:font-size-complex="14pt" style:font-weight-complex="normal"/>
    </style:style>
    <style:style style:name="P25" style:family="paragraph" style:parent-style-name="Standard" style:list-style-name="L7">
      <style:paragraph-properties fo:margin-top="0in" fo:margin-bottom="0in" loext:contextual-spacing="false" fo:line-height="115%" fo:text-align="start" style:justify-single-word="false"/>
      <style:text-properties fo:font-size="14pt" fo:font-weight="normal" officeooo:rsid="00370555" officeooo:paragraph-rsid="00370555" style:font-size-asian="12.25pt" style:font-weight-asian="normal" style:font-size-complex="14pt" style:font-weight-complex="normal"/>
    </style:style>
    <style:style style:name="P26" style:family="paragraph" style:parent-style-name="Standard" style:list-style-name="L5">
      <style:paragraph-properties fo:margin-top="0in" fo:margin-bottom="0in" loext:contextual-spacing="false" fo:line-height="115%" fo:text-align="start" style:justify-single-word="false"/>
      <style:text-properties officeooo:paragraph-rsid="0037f154"/>
    </style:style>
    <style:style style:name="P2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20pt" fo:language="pl" fo:country="PL" fo:font-weight="bold" officeooo:rsid="000046ce" officeooo:paragraph-rsid="000046ce" style:font-size-asian="20pt" style:font-weight-asian="bold" style:font-size-complex="20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20pt" fo:language="pl" fo:country="PL" fo:font-weight="bold" officeooo:rsid="0031210c" officeooo:paragraph-rsid="0031210c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20pt" fo:font-weight="bold" officeooo:rsid="00370555" officeooo:paragraph-rsid="00370555" style:font-size-asian="20pt" style:font-weight-asian="bold" style:font-size-complex="20pt" style:font-weight-complex="bold"/>
    </style:style>
    <style:style style:name="P3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20pt" fo:font-weight="normal" officeooo:rsid="00370555" officeooo:paragraph-rsid="00370555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20pt" fo:font-weight="normal" officeooo:rsid="00370555" officeooo:paragraph-rsid="0037f154" style:font-size-asian="20pt" style:font-weight-asian="normal" style:font-size-complex="20pt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20pt" fo:font-weight="normal" officeooo:rsid="0037f154" officeooo:paragraph-rsid="0037f154" style:font-size-asian="20pt" style:font-weight-asian="normal" style:font-size-complex="20pt" style:font-weight-complex="normal"/>
    </style:style>
    <style:style style:name="P33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a9b7c6" style:font-name="DejaVu Sans Mono" fo:font-size="11.3000001907349pt" fo:font-weight="bold" officeooo:rsid="003555c8" officeooo:paragraph-rsid="003555c8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1210c" style:font-style-asian="normal" style:font-style-complex="normal"/>
    </style:style>
    <style:style style:name="T3" style:family="text">
      <style:text-properties fo:font-style="normal" officeooo:rsid="0032a644" style:font-style-asian="normal" style:font-style-complex="normal"/>
    </style:style>
    <style:style style:name="T4" style:family="text">
      <style:text-properties fo:font-style="normal" officeooo:rsid="003472e2" style:font-style-asian="normal" style:font-style-complex="normal"/>
    </style:style>
    <style:style style:name="T5" style:family="text">
      <style:text-properties fo:font-style="normal" officeooo:rsid="00348054" style:font-style-asian="normal" style:font-style-complex="normal"/>
    </style:style>
    <style:style style:name="T6" style:family="text">
      <style:text-properties fo:font-style="normal" officeooo:rsid="00368dc0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1210c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7f154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fce6e" style:font-weight-asian="normal" style:font-weight-complex="normal"/>
    </style:style>
    <style:style style:name="T12" style:family="text">
      <style:text-properties fo:font-weight="normal" officeooo:rsid="003091d5" style:font-weight-asian="normal" style:font-weight-complex="normal"/>
    </style:style>
    <style:style style:name="T13" style:family="text">
      <style:text-properties fo:font-weight="normal" officeooo:rsid="0031210c" style:font-weight-asian="normal" style:font-weight-complex="normal"/>
    </style:style>
    <style:style style:name="T14" style:family="text">
      <style:text-properties fo:font-weight="normal" officeooo:rsid="00348054" style:font-weight-asian="normal" style:font-weight-complex="normal"/>
    </style:style>
    <style:style style:name="T15" style:family="text">
      <style:text-properties fo:font-weight="normal" officeooo:rsid="0037f154" style:font-weight-asian="normal" style:font-weight-complex="normal"/>
    </style:style>
    <style:style style:name="T16" style:family="text">
      <style:text-properties fo:font-size="14pt" fo:language="pl" fo:country="PL" fo:font-weight="normal" officeooo:rsid="002fce6e" style:font-size-asian="12.25pt" style:font-weight-asian="normal" style:font-size-complex="14pt" style:font-weight-complex="normal"/>
    </style:style>
    <style:style style:name="T17" style:family="text">
      <style:text-properties fo:font-size="14pt" fo:language="pl" fo:country="PL" fo:font-weight="bold" officeooo:rsid="002fce6e" style:font-size-asian="12.25pt" style:font-weight-asian="bold" style:font-size-complex="14pt" style:font-weight-complex="bold"/>
    </style:style>
    <style:style style:name="T18" style:family="text">
      <style:text-properties fo:font-size="14pt" fo:language="pl" fo:country="PL" fo:font-style="normal" fo:font-weight="bold" officeooo:rsid="0037f154" style:font-size-asian="12.25pt" style:font-style-asian="normal" style:font-weight-asian="bold" style:font-size-complex="14pt" style:font-style-complex="normal" style:font-weight-complex="bold"/>
    </style:style>
    <style:style style:name="T19" style:family="text">
      <style:text-properties fo:font-size="14pt" fo:language="pl" fo:country="PL" fo:font-style="normal" style:font-size-asian="12.25pt" style:font-style-asian="normal" style:font-size-complex="14pt" style:font-style-complex="normal"/>
    </style:style>
    <style:style style:name="T20" style:family="text">
      <style:text-properties fo:font-size="14pt" fo:language="pl" fo:country="PL" fo:font-style="normal" officeooo:rsid="0037f154" style:font-size-asian="12.25pt" style:font-style-asian="normal" style:font-size-complex="14pt" style:font-style-complex="normal"/>
    </style:style>
    <style:style style:name="T21" style:family="text">
      <style:text-properties fo:font-size="14pt" fo:language="pl" fo:country="PL" fo:font-style="normal" officeooo:rsid="00397abc" style:font-size-asian="12.25pt" style:font-style-asian="normal" style:font-size-complex="14pt" style:font-style-complex="normal"/>
    </style:style>
    <style:style style:name="T22" style:family="text">
      <style:text-properties fo:font-size="14pt" fo:language="pl" fo:country="PL" fo:font-style="normal" style:font-size-asian="14pt" style:font-style-asian="normal" style:font-size-complex="14pt" style:font-style-complex="normal"/>
    </style:style>
    <style:style style:name="T23" style:family="text">
      <style:text-properties fo:language="pl" fo:country="PL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language="pl" fo:country="PL" fo:font-style="normal" fo:font-weight="normal" officeooo:rsid="0031210c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language="pl" fo:country="PL" fo:font-style="normal" fo:font-weight="normal" officeooo:rsid="0032a644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language="pl" fo:country="PL" fo:font-style="normal" fo:font-weight="normal" officeooo:rsid="003472e2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language="pl" fo:country="PL" fo:font-style="normal" fo:font-weight="normal" officeooo:rsid="00348054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language="pl" fo:country="PL" fo:font-style="normal" fo:font-weight="normal" officeooo:rsid="00352504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fo:language="pl" fo:country="PL" fo:font-style="normal" fo:font-weight="normal" officeooo:rsid="00368dc0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fo:language="pl" fo:country="PL" fo:font-style="normal" fo:font-weight="normal" officeooo:rsid="00370555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language="pl" fo:country="PL" fo:font-style="normal" fo:font-weight="normal" officeooo:rsid="0037f154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fo:language="pl" fo:country="PL" fo:font-style="normal" fo:font-weight="bold" officeooo:rsid="0032a644" style:font-size-asian="12.25pt" style:font-style-asian="normal" style:font-weight-asian="bold" style:font-size-complex="14pt" style:font-style-complex="normal" style:font-weight-complex="bold"/>
    </style:style>
    <style:style style:name="T33" style:family="text">
      <style:text-properties fo:language="pl" fo:country="PL" fo:font-style="normal" fo:font-weight="bold" officeooo:rsid="003472e2" style:font-size-asian="12.25pt" style:font-style-asian="normal" style:font-weight-asian="bold" style:font-size-complex="14pt" style:font-style-complex="normal" style:font-weight-complex="bold"/>
    </style:style>
    <style:style style:name="T34" style:family="text">
      <style:text-properties fo:language="pl" fo:country="PL" fo:font-style="normal" fo:font-weight="bold" officeooo:rsid="0031210c" style:font-size-asian="12.25pt" style:font-style-asian="normal" style:font-weight-asian="bold" style:font-size-complex="14pt" style:font-style-complex="normal" style:font-weight-complex="bold"/>
    </style:style>
    <style:style style:name="T35" style:family="text">
      <style:text-properties fo:language="pl" fo:country="PL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language="pl" fo:country="PL" fo:font-style="normal" fo:font-weight="bold" officeooo:rsid="0037f154" style:font-style-asian="normal" style:font-weight-asian="bold" style:font-style-complex="normal" style:font-weight-complex="bold"/>
    </style:style>
    <style:style style:name="T37" style:family="text">
      <style:text-properties fo:language="pl" fo:country="PL" fo:font-style="normal" style:font-size-asian="12.25pt" style:font-style-asian="normal" style:font-size-complex="14pt" style:font-style-complex="normal"/>
    </style:style>
    <style:style style:name="T38" style:family="text">
      <style:text-properties fo:language="pl" fo:country="PL" fo:font-style="normal" officeooo:rsid="00348054" style:font-size-asian="12.25pt" style:font-style-asian="normal" style:font-size-complex="14pt" style:font-style-complex="normal"/>
    </style:style>
    <style:style style:name="T39" style:family="text">
      <style:text-properties fo:language="pl" fo:country="PL" fo:font-style="normal" officeooo:rsid="00368dc0" style:font-size-asian="12.25pt" style:font-style-asian="normal" style:font-size-complex="14pt" style:font-style-complex="normal"/>
    </style:style>
    <style:style style:name="T40" style:family="text">
      <style:text-properties fo:language="pl" fo:country="PL" fo:font-style="normal" officeooo:rsid="0032a644" style:font-size-asian="12.25pt" style:font-style-asian="normal" style:font-size-complex="14pt" style:font-style-complex="normal"/>
    </style:style>
    <style:style style:name="T41" style:family="text">
      <style:text-properties fo:language="pl" fo:country="PL" fo:font-style="normal" style:font-style-asian="normal" style:font-style-complex="normal"/>
    </style:style>
    <style:style style:name="T42" style:family="text">
      <style:text-properties fo:language="pl" fo:country="PL" fo:font-style="normal" officeooo:rsid="0037f154" style:font-style-asian="normal" style:font-style-complex="normal"/>
    </style:style>
    <style:style style:name="T43" style:family="text">
      <style:text-properties officeooo:rsid="002eb239"/>
    </style:style>
    <style:style style:name="T44" style:family="text">
      <style:text-properties officeooo:rsid="0031210c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chnologie Sieciowe</text:p>
      <text:p text:style-name="P1">Lista <text:span text:style-name="T43">4</text:span>. <text:span text:style-name="T43">TCP/IP</text:span></text:p>
      <text:p text:style-name="P4">Maksym Telepchuk</text:p>
      <text:p text:style-name="P5"/>
      <text:p text:style-name="P2"/>
      <text:p text:style-name="P2"><text:span text:style-name="T44">1. Komunikacja w sieci</text:span></text:p>
      <text:p text:style-name="P9">Problem: <text:span text:style-name="T10">Wysyłanie informacji z jednego urządzenia do </text:span><text:span text:style-name="T14">drugiego</text:span><text:span text:style-name="T10"> w danej sieci komputerowej.</text:span></text:p>
      <text:p text:style-name="P9"><text:span text:style-name="T10"/></text:p>
      <text:p text:style-name="P9"><text:span text:style-name="T10">Kiedy chcemy przesłać informację z jednego komputera do drugiego, potrzebujemy </text:span><text:span text:style-name="T11">połączenia pomiędzy tymi urządzeniami.</text:span></text:p>
      <text:p text:style-name="P10"><text:span text:style-name="T10">Mamy do dyspozycji </text:span>4 klasy. </text:p>
      <text:list xml:id="list7162660748526155267" text:style-name="L5">
        <text:list-item>
          <text:p text:style-name="P26"><text:span text:style-name="T17">Sender -</text:span><text:span text:style-name="T16"> <text:s/>klasa, symulująca urządzenie nadające</text:span></text:p>
        </text:list-item>
        <text:list-item>
          <text:p text:style-name="P11">Receiver - <text:span text:style-name="T10">klasa, symulująca urządzenie odbierające</text:span></text:p>
        </text:list-item>
        <text:list-item>
          <text:p text:style-name="P11">Forwarder <text:span text:style-name="T10">- klasa, symulująca kanał komunikacyjny w sieci komputerowej</text:span></text:p>
        </text:list-item>
        <text:list-item>
          <text:p text:style-name="P11">Packet –<text:span text:style-name="T10"> symuluje podstawową jednostkę informacji w sieci komputerowej</text:span></text:p>
        </text:list-item>
      </text:list>
      <text:p text:style-name="P10"><text:span text:style-name="T10"/></text:p>
      <text:p text:style-name="P10"><text:span text:style-name="T10">Informacja dzieli się na pakiety, każdy z pakietów zawiera po jednym znaku (1 bajt). Każdemu pakietu jest przypisany numer n = 0,1,2… </text:span><text:span text:style-name="T13">Dla przesyłania pakiety pakują się w DataGramy.</text:span></text:p>
      <text:p text:style-name="P12"><text:span text:style-name="T10">Forwarder nie gwarantuje zachowanie kolejności pakietów. <text:s/>Czas przesyłania każdego pakietu jest wybierany w sposób losowy i jest pomiędzy wartościami </text:span>minDelay<text:span text:style-name="T10"> i </text:span>maxDelay. <text:span text:style-name="T12">Oprócz tego istnieje prawdopodobi</text:span><text:span text:style-name="T15">eń</text:span><text:span text:style-name="T12">stwo utraty lub duplikowania pakietu.</text:span></text:p>
      <text:p text:style-name="P12"><text:span text:style-name="T12"/></text:p>
      <text:p text:style-name="P12"><text:span text:style-name="T12">Wtedy musimy w jakiś sposób zapewnić transportowanie pakietów.</text:span></text:p>
      <text:p text:style-name="P13">Odpowiedź<text:span text:style-name="T10">: TCP/IP</text:span></text:p>
      <text:p text:style-name="P13"><text:span text:style-name="T10"/></text:p>
      <text:p text:style-name="P13"><text:span text:style-name="T10">Będziemy wysyłać pakiety blokami.</text:span></text:p>
      <text:p text:style-name="P13"><text:span text:style-name="T10"/></text:p>
      <text:p text:style-name="P13">Block –<text:span text:style-name="T7"> stała ilość pakietów wysyłana w jednym czasie. Jest leps</text:span><text:span text:style-name="T9">z</text:span><text:span text:style-name="T7">ym rozwiązaniem od zwykłego szablonu „wysyłanie – odpowiedź”, ponieważ możemy w elastyczny sposób dopasowywać ilość informacji przesyłaną w jednej jednostce czasu </text:span><text:span text:style-name="T8">z</text:span><text:span text:style-name="T7">a rachunek zwiększenia </text:span><text:span text:style-name="T8">rozmiaru bloku.</text:span></text:p>
      <text:p text:style-name="P13"><text:span text:style-name="T8"/></text:p>
      <text:p text:style-name="P13"><text:span text:style-name="T1">Buff</text:span><text:span text:style-name="T2">e</text:span><text:span text:style-name="T1">r –</text:span><text:span text:style-name="T7"> lista wartości, które wysyłamy w danym czasie. </text:span><text:span text:style-name="T8">Przechow</text:span><text:span text:style-name="T9">u</text:span><text:span text:style-name="T8">jemy wartości wysyłanych pakietów dla aktualnego bloku. Jest to dla przypadków, kiedy pakiet </text:span><text:soft-page-break/><text:span text:style-name="T8">trzeba wysłać ponownie. Po przesyłaniu całego bloku zerujemy buffer przygotowując do następnego kroku.</text:span></text:p>
      <text:p text:style-name="P13"><text:span text:style-name="T7"/></text:p>
      <text:p text:style-name="P28"><text:span text:style-name="T1">2.</text:span><text:span text:style-name="T5"> </text:span><text:span text:style-name="T1">Jak wątki ułatwiają nam życie</text:span></text:p>
      <text:p text:style-name="P14"><text:span text:style-name="T1">Sender</text:span></text:p>
      <text:p text:style-name="P7"><text:span text:style-name="T1">W klasie nadawcy działają dwa wątki:</text:span></text:p>
      <text:list xml:id="list90646537617243835" text:style-name="L6">
        <text:list-item>
          <text:p text:style-name="P15"><text:span text:style-name="T1">Sender</text:span><text:span text:style-name="T4">Thread</text:span></text:p>
        </text:list-item>
        <text:list-item>
          <text:p text:style-name="P15"><text:span text:style-name="T1">Receiver</text:span><text:span text:style-name="T4">Thread</text:span></text:p>
        </text:list-item>
      </text:list>
      <text:p text:style-name="P7"><text:span text:style-name="T1"/></text:p>
      <text:p text:style-name="P19"><text:span text:style-name="T34">Sender</text:span><text:span text:style-name="T33">Thread</text:span><text:span text:style-name="T24"> zapewnia wysyłanie bloku informacji, </text:span><text:span text:style-name="T25">dopóki buffer nie jest pełny. Jak tylko buffer wypełni się, nie będzie wysyłano nowych pakietów. Wątek będzie czekał, sprawdzając każde </text:span><text:span text:style-name="T32">maxDelay </text:span><text:span text:style-name="T25">, </text:span><text:span text:style-name="T26">czy buffer jest pusty, żeby przystąpić do następnego blocku.</text:span></text:p>
      <text:p text:style-name="P20"><text:span text:style-name="T37">ReceiverThread </text:span><text:span text:style-name="T23">zapewnia nadawanie pakietów, które nie doszli do </text:span><text:span text:style-name="T37">Receiver’a</text:span><text:span text:style-name="T23">.</text:span></text:p>
      <text:p text:style-name="P20"><text:span text:style-name="T23">W odpowiednim momencie, Receiver będzie robić transmisję dla bajtu z następnego bloku zakładając, że pakiet po prostu nie dotarł. Wtedy </text:span><text:span text:style-name="T27">ReceiverThread wyzeruję buffer i nada dostęp </text:span><text:span text:style-name="T28">SenderThread </text:span><text:span text:style-name="T27">do wysyłania następnego blocku informacji.</text:span></text:p>
      <text:p text:style-name="P20"><text:span text:style-name="T27"/></text:p>
      <text:p text:style-name="P21"><text:span text:style-name="T38">R</text:span><text:span text:style-name="T37">eceiver</text:span></text:p>
      <text:p text:style-name="P8"><text:span text:style-name="T1">W klasie </text:span><text:span text:style-name="T6">odbiorczy</text:span><text:span text:style-name="T1"> działają </text:span><text:span text:style-name="T6">try</text:span><text:span text:style-name="T1"> wątki:</text:span></text:p>
      <text:list xml:id="list200699747193" text:continue-numbering="true" text:style-name="L6">
        <text:list-item>
          <text:p text:style-name="P16"><text:span text:style-name="T1">Receiver</text:span><text:span text:style-name="T4">Thread</text:span></text:p>
        </text:list-item>
        <text:list-item>
          <text:p text:style-name="P18"><text:span text:style-name="T4">Retransmiss</text:span><text:span text:style-name="T6">i</text:span><text:span text:style-name="T4">on</text:span><text:span text:style-name="T6">Thread</text:span></text:p>
        </text:list-item>
        <text:list-item>
          <text:p text:style-name="P17"><text:span text:style-name="T6">P</text:span><text:span text:style-name="T1">rocessingThread</text:span></text:p>
        </text:list-item>
      </text:list>
      <text:p text:style-name="P21"><text:span text:style-name="T37">ReceiverThread </text:span><text:span text:style-name="T23">przyjmuje wysyłane pakiety przez Sender’a, i, jeśli on jeszcze takich pakietów nie otrzymywał, zapisuje ich w swój buffer.</text:span></text:p>
      <text:p text:style-name="P21"><text:span text:style-name="T23"/></text:p>
      <text:p text:style-name="P22"><text:span text:style-name="T37">Retransmiss</text:span><text:span text:style-name="T39">i</text:span><text:span text:style-name="T37">on</text:span><text:span text:style-name="T39">Thread </text:span><text:span text:style-name="T29">dba o tych pakietach, które nie dotarli. S</text:span><text:span text:style-name="T25">prawdzając każde </text:span><text:span text:style-name="T29">2*</text:span><text:span text:style-name="T40">maxDelay </text:span><text:span text:style-name="T29">czy istnieją w bufferze niezapełnione komórki. Jeśli są, to wykonuje się retransmisja nieodebranych pakietów.</text:span></text:p>
      <text:p text:style-name="P22"><text:span text:style-name="T29"/></text:p>
      <text:p text:style-name="P23"><text:span text:style-name="T37">ProcessingThread</text:span><text:span text:style-name="T23"> </text:span><text:span text:style-name="T30">opracowuje</text:span><text:span text:style-name="T23"> kolejno odebranych pakietach. W tym przypadku to wypisywanie na standar</text:span><text:span text:style-name="T31">d</text:span><text:span text:style-name="T23">owe wyjście. </text:span><text:span text:style-name="T30">Jeśli obecny blok jest opracowany, to buffer zeruję się, Receiver jest gotowy do opracowania następnego bloku.</text:span></text:p>
      <text:p text:style-name="P23"><text:span text:style-name="T30"/></text:p>
      <text:p text:style-name="P29"><text:span text:style-name="T41">3. Czemu TCP działa</text:span></text:p>
      <text:p text:style-name="P24"><text:span text:style-name="T41">Niezawodności w sieci zapewniają mechanizmy TCP:</text:span></text:p>
      <text:list xml:id="list8051248517205232275" text:style-name="L7">
        <text:list-item>
          <text:p text:style-name="P25"><text:span text:style-name="T41">Pozytywne odpowiedzi</text:span></text:p>
        </text:list-item>
        <text:list-item>
          <text:p text:style-name="P25"><text:span text:style-name="T41">Retransmisja</text:span></text:p>
        </text:list-item>
      </text:list>
      <text:p text:style-name="P24"><text:soft-page-break/><text:span text:style-name="T41">Obydwa te mechanizmy są w ten czy inny sposób (może nie w oczywisty) realizowane w tym przykładzie.</text:span></text:p>
      <text:p text:style-name="P24"><text:span text:style-name="T41">Pozytywne odpowiedzi o odebraniu bloku informacji są realizowane przez pytanie o informacji już z następnego bloku </text:span></text:p>
      <text:p text:style-name="P24"><text:span text:style-name="T35">/*Receiver</text:span><text:span text:style-name="T41">: </text:span></text:p>
      <text:p text:style-name="P24"><text:span text:style-name="T41"><text:tab/>-jestem gotowy do nastę</text:span><text:span text:style-name="T42">p</text:span><text:span text:style-name="T41">nego bloku, dawaj wysyłaj!</text:span></text:p>
      <text:p text:style-name="P24"><text:span text:style-name="T35">Sender</text:span><text:span text:style-name="T41">:</text:span></text:p>
      <text:p text:style-name="P24"><text:span text:style-name="T41"><text:tab/>-spoko, tylko wyzeruję buffer…</text:span><text:span text:style-name="T35">*/</text:span></text:p>
      <text:p text:style-name="P24"><text:span text:style-name="T41"/></text:p>
      <text:p text:style-name="P24"><text:span text:style-name="T41">Mechanizm retransmisji już był opisany wyżej.</text:span></text:p>
      <text:p text:style-name="P24"><text:span text:style-name="T41"/></text:p>
      <text:p text:style-name="P30"><text:span text:style-name="T35">4. Wnioski</text:span></text:p>
      <text:p text:style-name="P31"><text:span text:style-name="T19">Za pomocą TCP/IP zapewniliśmy niezawodność naszej sieci. Wykorzystanie bloków i bufferów dało nam możliwość kor</text:span><text:span text:style-name="T21">y</text:span><text:span text:style-name="T19">gować szybkość nadania informacji </text:span><text:span text:style-name="T20">i </text:span><text:span text:style-name="T19">możliwość dopasowywać się do </text:span><text:span text:style-name="T20">zasobów urządzeń.</text:span></text:p>
      <text:p text:style-name="P31"><text:span text:style-name="T20"/></text:p>
      <text:p text:style-name="P31"><text:span text:style-name="T36">5. Źródła</text:span><text:span text:style-name="T19"> </text:span><text:span text:style-name="T41"><text:s/></text:span></text:p>
      <text:p text:style-name="P32"><text:a xlink:type="simple" xlink:href="https://www.youtube.com/watch?v=3eJncZ1FdZ0" text:style-name="Internet_20_link" text:visited-style-name="Visited_20_Internet_20_Link"><text:span text:style-name="T22">https://www.youtube.com/watch?v=3eJncZ1FdZ0</text:span></text:a></text:p>
      <text:p text:style-name="P32"><text:a xlink:type="simple" xlink:href="https://networkguru.ru/kakie-parametri-vliyaut-na-proizvoditelnost-prilozheniy" text:style-name="Internet_20_link" text:visited-style-name="Visited_20_Internet_20_Link"><text:span text:style-name="T22">https://networkguru.ru/kakie-parametri-vliyaut-na-proizvoditelnost-prilozheniy</text:span></text:a></text:p>
      <text:p text:style-name="P32"><text:span text:style-name="T22">https://pl.wikipedia.org/wiki/Model_TCP/IP</text:span></text:p>
      <text:p text:style-name="P32"><text:span text:style-name="T41"/></text:p>
      <text:p text:style-name="P33"><text:span text:style-name="T23"><text:s/></text:span></text:p>
      <text:p text:style-name="P21"><text:span text:style-name="T23"/></text:p>
      <text:p text:style-name="P7"><text:span text:style-name="T3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23:34.773801861</meta:creation-date>
    <dc:date>2018-05-21T00:02:00.126825633</dc:date>
    <meta:editing-duration>PT8H58M14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3" meta:paragraph-count="52" meta:word-count="495" meta:character-count="3784" meta:non-whitespace-character-count="3337"/>
  </office:meta>
</office:document-meta>
</file>